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end" style:justify-single-word="false" fo:widows="1" fo:text-indent="0cm" style:auto-text-indent="false"/>
      <style:text-properties fo:font-variant="normal" fo:text-transform="none" fo:color="#000000" style:font-name="Arial" fo:font-size="12pt" fo:letter-spacing="normal" fo:font-style="normal" fo:font-weight="normal" officeooo:rsid="00185d9a" officeooo:paragraph-rsid="00185d9a" style:font-size-asian="12pt" style:font-size-complex="12pt"/>
    </style:style>
    <style:style style:name="P2" style:family="paragraph" style:parent-style-name="Standard">
      <style:paragraph-properties fo:margin-left="0cm" fo:margin-right="0cm" fo:margin-top="0cm" fo:margin-bottom="0cm" style:contextual-spacing="false" fo:line-height="100%" fo:text-align="end" style:justify-single-word="false" fo:widows="1" fo:text-indent="0cm" style:auto-text-indent="false"/>
      <style:text-properties fo:font-variant="normal" fo:text-transform="none" fo:color="#000000" style:font-name="Arial" fo:font-size="12pt" fo:letter-spacing="normal" fo:font-style="normal" fo:font-weight="normal" officeooo:rsid="00185d9a" officeooo:paragraph-rsid="002f0d79" style:font-size-asian="12pt" style:font-size-complex="12pt"/>
    </style:style>
    <style:style style:name="P3" style:family="paragraph" style:parent-style-name="Text_20_body">
      <style:paragraph-properties fo:margin-left="0cm" fo:margin-right="0cm" fo:margin-top="0cm" fo:margin-bottom="0cm" style:contextual-spacing="false" fo:line-height="100%" fo:text-align="start" style:justify-single-word="false" fo:widows="1" fo:text-indent="0cm" style:auto-text-indent="false" fo:padding="0cm" fo:border="none"/>
      <style:text-properties fo:font-variant="normal" fo:text-transform="none" fo:color="#000000" style:font-name="Arial" fo:font-size="12pt" fo:letter-spacing="normal" fo:font-style="normal" fo:font-weight="normal" officeooo:rsid="00185d9a" officeooo:paragraph-rsid="00185d9a" style:font-size-asian="12pt" style:font-size-complex="12pt"/>
    </style:style>
    <style:style style:name="P4" style:family="paragraph" style:parent-style-name="Text_20_body">
      <style:paragraph-properties fo:margin-left="0cm" fo:margin-right="0cm" fo:margin-top="0cm" fo:margin-bottom="0cm" style:contextual-spacing="false" fo:line-height="100%" fo:text-align="start" style:justify-single-word="false" fo:widows="1"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Standard">
      <style:paragraph-properties fo:margin-top="0cm" fo:margin-bottom="0cm" style:contextual-spacing="false" fo:line-height="100%"/>
      <style:text-properties style:font-name="Arial"/>
    </style:style>
    <style:style style:name="P6" style:family="paragraph" style:parent-style-name="Standard">
      <style:paragraph-properties fo:margin-top="0cm" fo:margin-bottom="0cm" style:contextual-spacing="false" fo:line-height="100%"/>
      <style:text-properties style:font-name="Arial" officeooo:rsid="00185d9a" officeooo:paragraph-rsid="00185d9a"/>
    </style:style>
    <style:style style:name="P7" style:family="paragraph" style:parent-style-name="Standard">
      <style:paragraph-properties fo:margin-top="0cm" fo:margin-bottom="0cm" style:contextual-spacing="false" fo:line-height="100%"/>
      <style:text-properties style:font-name="Arial" officeooo:rsid="001beecd" officeooo:paragraph-rsid="001beecd"/>
    </style:style>
    <style:style style:name="P8" style:family="paragraph" style:parent-style-name="Standard">
      <style:paragraph-properties fo:margin-top="0cm" fo:margin-bottom="0cm" style:contextual-spacing="false" fo:line-height="100%"/>
      <style:text-properties style:font-name="Arial" officeooo:rsid="001beecd" officeooo:paragraph-rsid="0028c349"/>
    </style:style>
    <style:style style:name="P9" style:family="paragraph" style:parent-style-name="Standard">
      <style:paragraph-properties fo:margin-top="0cm" fo:margin-bottom="0cm" style:contextual-spacing="false" fo:line-height="100%"/>
      <style:text-properties style:font-name="Arial" officeooo:rsid="001d76d0" officeooo:paragraph-rsid="001d76d0"/>
    </style:style>
    <style:style style:name="P10" style:family="paragraph" style:parent-style-name="Standard">
      <style:paragraph-properties fo:margin-top="0cm" fo:margin-bottom="0cm" style:contextual-spacing="false" fo:line-height="100%"/>
      <style:text-properties style:font-name="Arial" officeooo:rsid="001c4b0e" officeooo:paragraph-rsid="001cc104"/>
    </style:style>
    <style:style style:name="P11" style:family="paragraph" style:parent-style-name="Standard">
      <style:paragraph-properties fo:margin-top="0cm" fo:margin-bottom="0cm" style:contextual-spacing="false" fo:line-height="100%"/>
      <style:text-properties style:font-name="Arial" officeooo:rsid="0028c349" officeooo:paragraph-rsid="0028c349"/>
    </style:style>
    <style:style style:name="P12" style:family="paragraph" style:parent-style-name="Standard">
      <style:paragraph-properties fo:margin-top="0cm" fo:margin-bottom="0cm" style:contextual-spacing="false" fo:line-height="100%"/>
      <style:text-properties style:font-name="Arial" officeooo:rsid="002af63d" officeooo:paragraph-rsid="002af63d"/>
    </style:style>
    <style:style style:name="P13" style:family="paragraph" style:parent-style-name="Standard">
      <style:paragraph-properties fo:margin-top="0cm" fo:margin-bottom="0cm" style:contextual-spacing="false" fo:line-height="100%"/>
      <style:text-properties style:font-name="Arial" officeooo:rsid="002c202e" officeooo:paragraph-rsid="002c202e"/>
    </style:style>
    <style:style style:name="P14" style:family="paragraph" style:parent-style-name="Standard">
      <style:paragraph-properties fo:margin-top="0cm" fo:margin-bottom="0cm" style:contextual-spacing="false" fo:line-height="100%"/>
      <style:text-properties style:text-position="0% 100%" style:font-name="Arial" officeooo:rsid="0028c349" officeooo:paragraph-rsid="0028c349"/>
    </style:style>
    <style:style style:name="P15" style:family="paragraph" style:parent-style-name="Standard" style:list-style-name="L1">
      <style:paragraph-properties fo:margin-top="0cm" fo:margin-bottom="0cm" style:contextual-spacing="false" fo:line-height="100%"/>
      <style:text-properties style:font-name="Arial" officeooo:rsid="00185d9a" officeooo:paragraph-rsid="00185d9a"/>
    </style:style>
    <style:style style:name="P16" style:family="paragraph" style:parent-style-name="Standard" style:list-style-name="L1">
      <style:paragraph-properties fo:margin-top="0cm" fo:margin-bottom="0cm" style:contextual-spacing="false" fo:line-height="100%"/>
      <style:text-properties style:font-name="Arial" officeooo:rsid="001a12cf" officeooo:paragraph-rsid="001a12cf"/>
    </style:style>
    <style:style style:name="P17" style:family="paragraph" style:parent-style-name="Standard" style:list-style-name="L1">
      <style:paragraph-properties fo:margin-top="0cm" fo:margin-bottom="0cm" style:contextual-spacing="false" fo:line-height="100%"/>
      <style:text-properties style:font-name="Arial" officeooo:rsid="001beecd" officeooo:paragraph-rsid="001beecd"/>
    </style:style>
    <style:style style:name="P18" style:family="paragraph" style:parent-style-name="Standard" style:list-style-name="L1">
      <style:paragraph-properties fo:margin-top="0cm" fo:margin-bottom="0cm" style:contextual-spacing="false" fo:line-height="100%"/>
      <style:text-properties style:font-name="Arial" officeooo:rsid="001c4b0e" officeooo:paragraph-rsid="001c4b0e"/>
    </style:style>
    <style:style style:name="P19" style:family="paragraph" style:parent-style-name="Standard" style:list-style-name="L1">
      <style:paragraph-properties fo:margin-top="0cm" fo:margin-bottom="0cm" style:contextual-spacing="false" fo:line-height="100%"/>
      <style:text-properties style:font-name="Arial" officeooo:rsid="0023bba5" officeooo:paragraph-rsid="0023bba5"/>
    </style:style>
    <style:style style:name="P20" style:family="paragraph" style:parent-style-name="Standard" style:list-style-name="L2">
      <style:paragraph-properties fo:margin-top="0cm" fo:margin-bottom="0cm" style:contextual-spacing="false" fo:line-height="100%"/>
      <style:text-properties style:font-name="Arial" officeooo:rsid="001d76d0" officeooo:paragraph-rsid="001d76d0"/>
    </style:style>
    <style:style style:name="T1" style:family="text">
      <style:text-properties officeooo:rsid="001c4b0e"/>
    </style:style>
    <style:style style:name="T2" style:family="text">
      <style:text-properties officeooo:rsid="001f7b8d"/>
    </style:style>
    <style:style style:name="T3" style:family="text">
      <style:text-properties officeooo:rsid="0021310b"/>
    </style:style>
    <style:style style:name="T4" style:family="text">
      <style:text-properties officeooo:rsid="0022b064"/>
    </style:style>
    <style:style style:name="T5" style:family="text">
      <style:text-properties officeooo:rsid="0025aa88"/>
    </style:style>
    <style:style style:name="T6" style:family="text">
      <style:text-properties officeooo:rsid="0027894b"/>
    </style:style>
    <style:style style:name="T7" style:family="text">
      <style:text-properties style:text-position="sub 58%"/>
    </style:style>
    <style:style style:name="T8" style:family="text">
      <style:text-properties style:text-position="sub 58%" officeooo:rsid="002c202e"/>
    </style:style>
    <style:style style:name="T9" style:family="text">
      <style:text-properties style:text-position="0% 100%"/>
    </style:style>
    <style:style style:name="T10" style:family="text">
      <style:text-properties style:text-position="0% 100%" officeooo:rsid="0028c349"/>
    </style:style>
    <style:style style:name="T11" style:family="text">
      <style:text-properties style:text-position="0% 100%" officeooo:rsid="002c202e"/>
    </style:style>
    <style:style style:name="T12" style:family="text">
      <style:text-properties fo:color="#800000" officeooo:rsid="001c4b0e"/>
    </style:style>
    <style:style style:name="T13" style:family="text">
      <style:text-properties fo:color="#800000" style:text-position="sub 58%" officeooo:rsid="0028c349"/>
    </style:style>
    <style:style style:name="T14" style:family="text">
      <style:text-properties fo:color="#800000" style:text-position="0% 100%" officeooo:rsid="0028c349"/>
    </style:style>
    <style:style style:name="T15" style:family="text">
      <style:text-properties officeooo:rsid="002af63d"/>
    </style:style>
    <style:style style:name="T16" style:family="text">
      <style:text-properties officeooo:rsid="002c202e"/>
    </style:style>
    <style:style style:name="T17" style:family="text">
      <style:text-properties officeooo:rsid="003164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cper Roszczyna</text:p>
      <text:p text:style-name="P1">Mateusz Byczkowski</text:p>
      <text:p text:style-name="P1"/>
      <text:p text:style-name="P3">I. Temat</text:p>
      <text:p text:style-name="P3">Sieć autostrad</text:p>
      <text:p text:style-name="P4">Przygotować algorytm poszukujący optymalnej sieci autostrad tworzącą siatkę połączeń pomiędzy miastami z danego zbioru. Rozwiązanie powinno uwzględniać również miejsca zjazdów z autostrady (nie mogą one znajdować się zbyt blisko siebie).</text:p>
      <text:p text:style-name="P5"/>
      <text:p text:style-name="P6">II. Krótki opis zagadnienia, sformułowanie przyjętych założeń</text:p>
      <text:list xml:id="list1802668982964639480" text:style-name="L1">
        <text:list-item>
          <text:p text:style-name="P15">Nie interesuje nas rozmiar miast. Zakładamy, że każde miasto ma taki sam priorytet przy dostępie do autostrady.</text:p>
        </text:list-item>
        <text:list-item>
          <text:p text:style-name="P16">Poprzez sieć autostrad rozumiemy zbiór prostych odcinków autostradowych, które <text:span text:style-name="T6">muszą być ze sobą połączone tak, że jadąc po autostradzie (i drogach dojazdowych) jesteśmy wstanie odwiedzić każde miasto.</text:span></text:p>
        </text:list-item>
        <text:list-item>
          <text:p text:style-name="P17">Miasta traktowane są jako punktu rozmieszczone w badanym obszarze.</text:p>
        </text:list-item>
        <text:list-item>
          <text:p text:style-name="P18">Problem należy podzielić na dwa etapy. Pierwszy polega na określeniu określeniu przebiegu autostrad tak aby z żadnego miasta nie było do autostrady daleko<text:span text:style-name="T2">(zadany promień r)</text:span>. Drugi polega na takim <text:span text:style-name="T3">poprowadzeniu</text:span> zjazdów z autostrad <text:span text:style-name="T4">a</text:span>by <text:span text:style-name="T4">sumaryczna długość </text:span>dr<text:span text:style-name="T4">óg</text:span> <text:span text:style-name="T4">dojazdowych</text:span> do miast <text:span text:style-name="T4">była możliwie</text:span> najkrótsz<text:span text:style-name="T4">a</text:span>, zaś zjazdy były oddalone od siebie o <text:span text:style-name="T4">minimalną, zadaną</text:span> odległości.</text:p>
        </text:list-item>
        <text:list-item>
          <text:p text:style-name="P19">Podsumowując będziemy dążyć do tego aby sumaryczna długość dróg dojazdowych oraz sumaryczna długość autostrad były jak najkrótsze</text:p>
        </text:list-item>
      </text:list>
      <text:p text:style-name="P7"/>
      <text:p text:style-name="P7">III. Przestrzeń przeszukiwań</text:p>
      <text:p text:style-name="P7"><text:tab/><text:span text:style-name="T1">Dla pierwszego problemu p</text:span>rzestrzeń przeszukiwań zrealizowana jest jako dwuwymiarowa przestrzeń (układ kartezjański), w którym <text:span text:style-name="T5">są </text:span>umieszczone pary punktów, czyli początki i końce poszczególnych odcinków autostrad. W przestrzeni tej może być umieszczona dowolna liczba odcinków, które mogą przecinać się w dowolnie wielu miejscach. Tak więc przestrzeń można przedstawić jako zbiór drzew, gdzie każde drzewo jest zbudowane z kolejnych możliwych odcinków, które odzwierciedlają autostradę.</text:p>
      <text:p text:style-name="P7"><text:tab/><text:span text:style-name="T1">Dla drugiego problemu przestrzeń przeszukiwań jest zrealizowana przez strukturę tablicową złożoną z liczby punktów nie większej niż długość autostrady podzielona przez minimalną odległość między zjazdami. Punkty te leżą na autostradzie. Początkowo szukamy 1 punktu, który zagwarantuje najmniejszą sumaryczną długość dróg dojazdowych. W przyszłości może nastąpić mutacja, która będzie zawierać dwa punkty i tak dalej, aż po maksymalną liczbę punktów lub przekroczenie warunku zatrzymania, którym będzie wykonanie n iteracji algorytmu, w których nie znajdzie się lepszego rozwiązania. <text:s/></text:span></text:p>
      <text:p text:style-name="P7"/>
      <text:p text:style-name="P7">IV. <text:span text:style-name="T1">Funkcja celu</text:span></text:p>
      <text:p text:style-name="P8"><text:tab/><text:span text:style-name="T1">Zdecydowaliśmy, że najlepszym podejściem do rozwiązania pierwszego problemu jest zastosowanie algorytmu ewolucyjnego. Gdzie mutacja polegałaby na dodaniu nowej autostrady o losowych współrzędnych. W takim rozwiązaniu:</text:span></text:p>
      <text:p text:style-name="P8"/>
      <text:p text:style-name="P8"><text:span text:style-name="T12">funkcja celu = X*x</text:span><text:span text:style-name="T13">1 </text:span><text:span text:style-name="T14">+ Y*y</text:span><text:span text:style-name="T13">1</text:span><text:span text:style-name="T10">, gdzie:</text:span></text:p>
      <text:p text:style-name="P14">X – suma długości dróg dojazdowych, w km</text:p>
      <text:p text:style-name="P14">Y – suma długości autostrad, w km</text:p>
      <text:p text:style-name="P11"><text:span text:style-name="T9">x</text:span><text:span text:style-name="T7">1</text:span><text:span text:style-name="T9"> – współczynnik kosztu 1km dróg dojazdowych</text:span></text:p>
      <text:p text:style-name="P11"><text:span text:style-name="T9">y</text:span><text:span text:style-name="T7">1</text:span><text:span text:style-name="T9"> – współczynnik kosztu 1km autostrad</text:span></text:p>
      <text:p text:style-name="P8"/>
      <text:p text:style-name="P8"><text:span text:style-name="T1">Będziemy dążyć do tego, aby funkcja celu była jak najmniejsza. W przypadku rozwiązania </text:span><text:soft-page-break/><text:span text:style-name="T1">idealnego wszystkie miasta leżałyby „na” autostradach oraz autostrady kończyłby się i zaczynały miastem(przy czym sumaryczna długość autostrad byłaby jak najmniejsza).W pierwszej kolejności będziemy ustalać orientacyjne punkty startowe odcinków autostrad. Aby znaleźć zbiór optymalnych punktów początkowych będziemy szukać grup punktów, które będą leżały w pobliżu rozważanej prostej. Przeszukiwanie będziemy prowadzić kolejno według współrzędnych x-wych, y-wych, a następnie będziemy rozważać proste o różnych kątach nachylenia. Po otrzymaniu zbioru punktów startowych autostrad będziemy próbowali dopasować proste, modyfikując jej kąt nachylenia oraz przesunięcie względem współrzędnych x-wych oraz y-wych. Po otrzymaniu sieci autostrad, spełniającej założenia (nieprzekroczenie maksymalnej długości drogi dojazdowej) zapisujemy tę sieć i generujemy kolejną. Następnie będziemy przeprowadzać mutacje wcześniej otrzymanych sieci. Poza mutacja w której będziemy brać średnią z 2 prostych, będziemy przeprowadzać mutację, której efektem będzie pojawienie się dodatkowej autostrady o początkowych losowych współrzędnych. Mutacja ta ma na celu uniknięcie wpadnięcia w lokalne minima.</text:span></text:p>
      <text:p text:style-name="P10"><text:s/><text:tab/>Rozwiązanie drugiego problemu jest podobne do pierwszego ale wiemy, że liczba punktów jest z góry ograniczona, zaś przestrzeń przeszukiwań jest dużo mniejsza. Mutacją jest pojawienie się dodatkowego punktu. Pojawia się funkcj<text:span text:style-name="T15">a</text:span> celu, <text:span text:style-name="T15">której zadaniem będzie</text:span></text:p>
      <text:list xml:id="list694622150184382559" text:style-name="L2">
        <text:list-item>
          <text:p text:style-name="P20">Minimalizacja odległości miast do najbliższego zjazdu.</text:p>
          <text:p text:style-name="P20"/>
        </text:list-item>
      </text:list>
      <text:p text:style-name="P12">Przykładowa sieć autostrad dla zadanej mapy miast:</text:p>
      <text:p text:style-name="P9"><draw:frame draw:style-name="fr1" draw:name="Obraz1" text:anchor-type="paragraph" svg:width="17cm" svg:height="11.017cm" draw:z-index="0"><draw:image/></draw:frame></text:p>
      <text:p text:style-name="P9">V. Określenie heurystyki:</text:p>
      <text:p text:style-name="P9"><text:tab/>Jak już wcześniej wspomniano mamy zamiar wykorzystać algorytm ewolucyjny, aby najpierw znaleźć najlepszy przebieg autostrad. A następnie za pomocą drugiego algorytmu ewolucyjnego określić najlepszy rozkład zjazdów korzystając z funkcji celu opisanych w punkcie VI. W pierwszym przypadku mutacją jest pojawienie się kolejnej autostrady. W drugim przypadku mutacją jest pojawienie się kolejnego zjazdu na jednej z już uzyskanych z pierwszego algorytmu autostrad.</text:p>
      <text:p text:style-name="P9"><text:soft-page-break/><text:tab/>Jako dodatkową heurystykę rozważaliśmy wykorzystanie odległości w linii prostej między miastami aby określić czas podróży. Wymagałoby to <text:span text:style-name="T15">modyfikacji</text:span> funkcji celu w pierwszym problemie, <text:span text:style-name="T15">uwzględniającą różnicę między odległością, którą trzeba pokonać po autostradzie aby dotrzeć z miasta A do miasta B, a odległością w linii prostej pomiędzy tymi miastami.</text:span></text:p>
      <text:p text:style-name="P9"/>
      <text:p text:style-name="P12">VI. Przewidujemy, że wyniki końcowe będą zbliżone do tych które uzyskamy w pierwszych próbach, ponieważ przy dobrym dobraniu punktów startowych autostrad, nie będzie można uzyskać znaczącej poprawy. Oczywiście, wprowadzenie czynnika losowego – generowanie dodatkowych odcinków autostrad o losowych punktach może dać zaskakującą poprawę wyników. Mutację będziemy prowadzić do momentu, w którym funkcja celu nie zostanie poprawiona w kolejnych kilkunastu – kilkudziesięciu <text:span text:style-name="T17">iteracjach algorytmu</text:span>. Będziemy przeprowadzać testy algorytmu dla różnych rozkładów miast:</text:p>
      <text:p text:style-name="P12">a) rozkład losowy</text:p>
      <text:p text:style-name="P12">b) rozkład peryferyjny miast</text:p>
      <text:p text:style-name="P12">c) równomierny rozkład miast na całej mapie</text:p>
      <text:p text:style-name="P12">d) skupiskowy rozkład miast (wiele skupisk miast rozsianych po mapie)</text:p>
      <text:p text:style-name="P12"/>
      <text:p text:style-name="P12">Kluczowe dla rozwiązania tego problemu będzie zdefiniowanie zależności pomiędzy kosztem km autostrady a kosztem km drogi dojazdowej. Na pewno koszt kilometra autostrady będzie większy o<text:span text:style-name="T16">d kosztu kilometra drogi dojazdowej</text:span> ( x<text:span text:style-name="T7">1</text:span><text:span text:style-name="T9"> &lt; </text:span><text:span text:style-name="T11">y</text:span><text:span text:style-name="T8">1</text:span>), <text:span text:style-name="T16">natomiast konkretne współczynniki dobierzemy po przeprowadzeniu pierwszych testów algorytmu.</text:span></text:p>
      <text:p text:style-name="P12"/>
      <text:p text:style-name="P13">Wyniki będą prezentowane w formie podania końcowej, uzyskanej funkcji celu oraz historii modyfikacji funkcji celu dla danej sieci miast.</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4T21:31:52.343279119</meta:creation-date>
    <dc:date>2016-05-15T20:49:50.404916567</dc:date>
    <meta:editing-duration>PT3H35M55S</meta:editing-duration>
    <meta:editing-cycles>15</meta:editing-cycles>
    <meta:generator>LibreOffice/4.2.8.2$Linux_X86_64 LibreOffice_project/420m0$Build-2</meta:generator>
    <meta:document-statistic meta:table-count="0" meta:image-count="1" meta:object-count="0" meta:page-count="3" meta:paragraph-count="36" meta:word-count="844" meta:character-count="6409" meta:non-whitespace-character-count="5592"/>
  </office:meta>
</office:document-meta>
</file>